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60E90F8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fill-gradient-name="Linear_20_yellow_2f_brown" draw:fill-hatch-name="Blue_20_Triple_20_90_20_Degrees" draw:fill-image-name="Marble" draw:textarea-vertical-align="middle" draw:auto-grow-height="false" fo:min-height="0.75cm" fo:min-width="0.5cm" fo:wrap-option="wrap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06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9cm" fo:min-width="4.0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9.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9.3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25cm" svg:height="3.175cm" svg:x="1.82cm" svg:y="3.305cm">
          <text:p text:style-name="P1"><text:span text:style-name="T1"><text:a xlink:href="mailto:bob@srv">bob@srv</text:a></text:span></text:p>
          <text:p text:style-name="P1"><text:span text:style-name="T1"><text:a xlink:href="mailto:alice@srv">alice@srv</text:a></text:span></text:p>
          <draw:enhanced-geometry svg:viewBox="0 0 21600 21600" draw:mirror-horizontal="false" draw:mirror-vertical="false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2" draw:text-style-name="P2" xml:id="id1" draw:id="id1" draw:layer="layout" svg:width="3.175cm" svg:height="1.905cm" svg:x="13.33cm" svg:y="2.07cm">
          <text:p text:style-name="P1"><text:span text:style-name="T1">bob@ws1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3.175cm" svg:height="1.905cm" svg:x="13.33cm" svg:y="5.88cm">
          <text:p text:style-name="P1"><text:span text:style-name="T1">alice@ws2</text:span></text:p>
          <draw:enhanced-geometry svg:viewBox="0 0 21600 21600" draw:mirror-horizontal="false" draw:mirror-vertical="false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line" svg:x1="13.33cm" svg:y1="3.022cm" svg:x2="6.345cm" svg:y2="4.892cm" draw:start-shape="id1" draw:start-glue-point="3" draw:end-shape="id2" draw:end-glue-point="1" svg:d="m13330 3022-6985 1870">
          <text:p/>
        </draw:connector>
        <draw:connector draw:style-name="gr4" draw:text-style-name="P1" draw:layer="layout" draw:type="line" svg:x1="13.33cm" svg:y1="6.832cm" svg:x2="6.345cm" svg:y2="4.892cm" draw:start-shape="id3" draw:start-glue-point="3" draw:end-shape="id2" svg:d="m13330 6832-6985-1940">
          <text:p/>
        </draw:connector>
        <draw:frame draw:style-name="gr5" draw:text-style-name="P1" draw:layer="layout" svg:width="6.248cm" svg:height="0.806cm" draw:transform="rotate (0.2617993877991) translate (6.88cm 3.852cm)">
          <draw:text-box>
            <text:p text:style-name="P1"><text:span text:style-name="T1">swgit clone bob@srv</text:span></text:p>
          </draw:text-box>
        </draw:frame>
        <draw:frame draw:style-name="gr6" draw:text-style-name="P1" draw:layer="layout" svg:width="6.173cm" svg:height="0.806cm" draw:transform="rotate (-0.261799387800286) translate (7.186cm 5.18cm)">
          <draw:text-box>
            <text:p text:style-name="P1"><text:span text:style-name="T1">swgit clone alice@srv</text:span></text:p>
          </draw:text-box>
        </draw:frame>
        <draw:frame draw:style-name="gr7" draw:text-style-name="P3" draw:layer="layout" svg:width="11.157cm" svg:height="1.361cm" svg:x="16.675cm" svg:y="2.335cm">
          <draw:text-box>
            <text:p><text:span text:style-name="T1"><text:a xlink:href="mailto:bob@ws1">bob@ws1</text:a></text:span><text:span text:style-name="T1">&gt; swgit ssh –create-nopassw-id</text:span></text:p>
            <text:p><text:span text:style-name="T1"><text:a xlink:href="mailto:bob@ws1">bob@ws1</text:a></text:span><text:span text:style-name="T1">&gt; swgit ssh --copy-identity bob srv</text:span></text:p>
          </draw:text-box>
        </draw:frame>
        <draw:frame draw:style-name="gr8" draw:text-style-name="P3" draw:layer="layout" svg:width="11.492cm" svg:height="1.361cm" svg:x="16.705cm" svg:y="6.224cm">
          <draw:text-box>
            <text:p><text:span text:style-name="T1"><text:a xlink:href="mailto:alice@ws2">alice@ws2</text:a></text:span><text:span text:style-name="T1"> &gt; swgit ssh –create-nopassw-id</text:span></text:p>
            <text:p><text:span text:style-name="T1"><text:a xlink:href="mailto:alice@ws2">alice@ws2</text:a></text:span><text:span text:style-name="T1"> &gt; swgit ssh --copy-identity alice srv</text:span></text:p>
          </draw:text-box>
        </draw:frame>
        <draw:frame draw:style-name="gr9" draw:layer="layout" svg:width="10.438cm" svg:height="1.916cm" svg:x="0.27cm" svg:y="7.05cm">
          <draw:text-box>
            <text:p><text:span text:style-name="T1"><text:a xlink:href="mailto:bob@srv">bob@srv</text:a></text:span><text:span text:style-name="T1"> &gt; swgit init -r 1.0.0.0 –shared group</text:span></text:p>
            <text:p><text:span text:style-name="T1"/></text:p>
            <text:p><text:span text:style-name="T1">Note: bob and alice belong to same grou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ue_20_Triple_20_90_20_Degrees" draw:display-name="Blue Triple 90 Degrees" draw:style="triple" draw:color="#0000ff" draw:distance="0.102cm" draw:rotation="900"/>
    <draw:fill-image draw:name="Marble" xlink:href="Pictures/100000000000005E0000005E60E90F8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1.702cm" fo:margin-left="0.192cm" fo:margin-right="1.546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16T09:14:03</meta:creation-date>
    <dc:date>2012-02-16T09:48:42</dc:date>
    <dc:creator>vallea </dc:creator>
    <meta:editing-duration>PT15M15S</meta:editing-duration>
    <meta:editing-cycles>6</meta:editing-cycles>
    <meta:generator>LibreOffice/3.3$Linux LibreOffice_project/330m19$Build-301</meta:generator>
    <meta:document-statistic meta:object-count="10"/>
  </office:meta>
</office:document-meta>
</file>